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text-properties style:font-name="DejaVu Serif" fo:font-size="13pt" style:font-size-asian="13pt" style:font-size-complex="13pt"/>
    </style:style>
    <style:style style:name="P3" style:family="paragraph" style:parent-style-name="Preformatted_20_Text">
      <style:paragraph-properties fo:margin-top="0in" fo:margin-bottom="0.1965in"/>
      <style:text-properties style:font-name="DejaVu Serif" fo:font-size="13pt" style:font-size-asian="13pt" style:font-size-complex="13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text-properties style:font-name="DejaVu Serif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0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INTERVIEW QUESTIONS</text:span></text:p>
      <text:p text:style-name="Standard"/>
      <text:p text:style-name="Standard"><text:span text:style-name="T1">Mukesh Kr Ojha</text:span> </text:p>
      <text:p text:style-name="Standard"/>
      <text:p text:style-name="Standard"><text:tab/>interview question:</text:p>
      <text:p text:style-name="Standard"/>
      <text:p text:style-name="Standard"><text:tab/><text:tab/>1.insert a node in the BST</text:p>
      <text:p text:style-name="Standard"><text:tab/><text:tab/>2.function for bubble sort</text:p>
      <text:p text:style-name="Standard"><text:tab/><text:tab/>3.what if</text:p>
      <text:p text:style-name="Standard"><text:tab/><text:tab/><text:tab/>int a[5];</text:p>
      <text:p text:style-name="Standard"><text:tab/><text:tab/><text:tab/>free(a);</text:p>
      <text:p text:style-name="Standard"><text:tab/><text:tab/>4.what is gdb</text:p>
      <text:p text:style-name="Standard"><text:tab/><text:tab/>5.what is the command to show 10 lines in GDB i.e 4 above and</text:p>
      <text:p text:style-name="Standard"><text:tab/><text:tab/> <text:s text:c="18"/>5 below a particular line</text:p>
      <text:p text:style-name="Standard"><text:tab/><text:tab/>6.write a simple make file</text:p>
      <text:p text:style-name="Standard"/>
      <text:list xml:id="list906455707" text:style-name="L1">
        <text:list-item>
          <text:list>
            <text:list-header>
              <text:p text:style-name="P4">1.c and 2.c are in directory name “a”, 3.c in another directory name “b”.</text:p>
              <text:p text:style-name="P4">header file in current directory.and your makefile in parent directory.</text:p>
            </text:list-header>
          </text:list>
        </text:list-item>
      </text:list>
      <text:p text:style-name="Standard"/>
      <text:p text:style-name="Standard"><text:tab/><text:tab/>7.static variable and static function.</text:p>
      <text:p text:style-name="Standard"><text:tab/><text:tab/></text:p>
      <text:p text:style-name="Standard"/>
      <text:p text:style-name="P1">M.V.Praveen Kumar</text:p>
      <text:p text:style-name="Standard"/>
      <text:p text:style-name="Standard"/>
      <text:list xml:id="list1627344264" text:style-name="L2">
        <text:list-item>
          <text:list>
            <text:list-item>
              <text:list>
                <text:list-item>
                  <text:p text:style-name="P5">write a program Heap sort</text:p>
                </text:list-item>
                <text:list-item>
                  <text:p text:style-name="P5">Write a program of any Hash technique</text:p>
                </text:list-item>
                <text:list-item>
                  <text:p text:style-name="P5">Implement a Queue using two stacks</text:p>
                </text:list-item>
                <text:list-item>
                  <text:p text:style-name="P5">Implement Circular Queue</text:p>
                </text:list-item>
                <text:list-item>
                  <text:p text:style-name="P5">Differences between Linear queue and circular Queue</text:p>
                </text:list-item>
                <text:list-item>
                  <text:p text:style-name="P5">Register varible and real time applications</text:p>
                </text:list-item>
                <text:list-item>
                  <text:p text:style-name="P5">stack real time applications</text:p>
                </text:list-item>
                <text:list-item>
                  <text:p text:style-name="P5">explain Volatile variable and real time applications</text:p>
                </text:list-item>
                <text:list-item>
                  <text:p text:style-name="P5">write a program for bit set</text:p>
                </text:list-item>
                <text:list-item>
                  <text:p text:style-name="P5">Gdb explain and its options 1) if we want skip three statements what is the option</text:p>
                </text:list-item>
                <text:list-item>
                  <text:p text:style-name="P5">write a simple make file and explain its time stamp and how the flow of the make file works</text:p>
                </text:list-item>
                <text:list-item>
                  <text:p text:style-name="P5">if .PHONY is removed will clean works in make file</text:p>
                </text:list-item>
                <text:list-item>
                  <text:p text:style-name="P5">Is register variable can be declared as the float and double</text:p>
                </text:list-item>
                <text:list-item>
                  <text:p text:style-name="P5">if we include #include&lt;stdio.h&gt; two times in a file what happens the size of the file is increased or not</text:p>
                </text:list-item>
                <text:list-item>
                  <text:p text:style-name="P5">Explain the CVS and its options</text:p>
                </text:list-item>
                <text:list-item>
                  <text:p text:style-name="P5">Explain preprocessor directives and its advantages and were we use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oft-page-break/></text:p>
      <text:list xml:id="list1321240817" text:continue-numbering="true" text:style-name="L2">
        <text:list-item>
          <text:list>
            <text:list-item>
              <text:list>
                <text:list-item>
                  <text:p text:style-name="P5">One program is given as</text:p>
                  <text:p text:style-name="P5">int a[] = {1,2,3,4,5}</text:p>
                  <text:p text:style-name="P5">char *p = a;</text:p>
                  <text:p text:style-name="P5">print the values in a array using pointer</text:p>
                </text:list-item>
                <text:list-item>
                  <text:p text:style-name="P5">what happened if int a[10];</text:p>
                  <text:p text:style-name="P5"><text:s text:c="19"/>a++; if we do</text:p>
                </text:list-item>
                <text:list-item>
                  <text:p text:style-name="P5">char *p = “hello”;</text:p>
                  <text:p text:style-name="P5"><text:s text:c="9"/>char a[6] = “hello”; what is the difference between this two and what happens if do p[2] = b; and a[2] = b;</text:p>
                </text:list-item>
                <text:list-item>
                  <text:p text:style-name="P5">Binary search tree deletion</text:p>
                </text:list-item>
                <text:list-item>
                  <text:p text:style-name="P5">Explain Static storage class specifier</text:p>
                </text:list-item>
                <text:list-item>
                  <text:p text:style-name="P5">Given a linked list and find the middle node of the list and what happens if there is a loop for the last node and any of the node in the list. And write a program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DEBASHIS SAHA</text:p>
      <text:p text:style-name="Standard"><text:tab/> <text:s text:c="4"/>1. int a[] = {1,2,3,4,5}</text:p>
      <text:p text:style-name="Standard"><text:tab/> <text:s text:c="3"/><text:tab/>int *p;</text:p>
      <text:p text:style-name="Standard"><text:tab/> <text:s text:c="3"/><text:tab/>print the array in reverse order.</text:p>
      <text:p text:style-name="Standard"><text:tab/></text:p>
      <text:list xml:id="list519383462" text:style-name="L3">
        <text:list-item>
          <text:list>
            <text:list-item>
              <text:list>
                <text:list-item>
                  <text:p text:style-name="P6">Write a program to generate segmentation fault?</text:p>
                </text:list-item>
                <text:list-item>
                  <text:p text:style-name="P6">Write a macro find the biggest of three no?</text:p>
                </text:list-item>
                <text:list-item>
                  <text:p text:style-name="P6">Write a macro to swap two bit of a num?</text:p>
                </text:list-item>
                <text:list-item>
                  <text:p text:style-name="P6">What is the difference between macro and typedef?</text:p>
                </text:list-item>
                <text:list-item>
                  <text:p text:style-name="P6">What is the difference between const char * , char const *,</text:p>
                </text:list-item>
              </text:list>
            </text:list-item>
          </text:list>
        </text:list-item>
      </text:list>
      <text:p text:style-name="Standard"><text:tab/><text:tab/>char*const, const*char?</text:p>
      <text:list xml:id="list1129187554" text:style-name="L4">
        <text:list-item>
          <text:list>
            <text:list-item>
              <text:list>
                <text:list-item>
                  <text:p text:style-name="P7">what is bitfields?</text:p>
                </text:list-item>
                <text:list-item>
                  <text:p text:style-name="P7">Write a program to delete a particular given node ?</text:p>
                </text:list-item>
                <text:list-item>
                  <text:p text:style-name="P7">Explain storage class specifier.</text:p>
                </text:list-item>
              </text:list>
            </text:list-item>
          </text:list>
        </text:list-item>
      </text:list>
      <text:list xml:id="list1422952045" text:style-name="L5">
        <text:list-item>
          <text:list>
            <text:list-item>
              <text:list>
                <text:list-item>
                  <text:p text:style-name="P8">Write a program to find leap year.</text:p>
                </text:list-item>
                <text:list-item>
                  <text:p text:style-name="P8">Write a program to sqrt of a num.</text:p>
                </text:list-item>
                <text:list-item>
                  <text:p text:style-name="P8">Write a program binary insert.</text:p>
                </text:list-item>
                <text:list-item>
                  <text:p text:style-name="P8">Difference between global and static variable</text:p>
                </text:list-item>
                <text:list-item>
                  <text:p text:style-name="P8">What is make ? Explain in detail.</text:p>
                </text:list-item>
                <text:list-item>
                  <text:p text:style-name="P8">GDB in detail.<text:tab/></text:p>
                </text:list-item>
              </text:list>
            </text:list-item>
          </text:list>
        </text:list-item>
      </text:list>
      <text:p text:style-name="Standard"/>
      <text:p text:style-name="Standard"><text:tab/></text:p>
      <text:p text:style-name="Standard">ANKIT KUMAR</text:p>
      <text:p text:style-name="Standard"><text:tab/>1.Prototype and working of (fread, fwrite, fopen, gets, fgets, getc)</text:p>
      <text:p text:style-name="Standard"><text:tab/>2.different type of function used for taking input.</text:p>
      <text:p text:style-name="Standard"><text:tab/>3.Difference between malloc and calloc.</text:p>
      <text:p text:style-name="Standard"><text:tab/>4.where to use calloc and where melloc.</text:p>
      <text:p text:style-name="Standard"><text:tab/>5.Insert delete in binary search tree(iteration/recursion).</text:p>
      <text:p text:style-name="Standard"><text:tab/><text:tab/>(iteration preferable)</text:p>
      <text:p text:style-name="Standard"><text:tab/>6.pointer.</text:p>
      <text:p text:style-name="Standard"><text:tab/>7.macro/ typedef (use/example).</text:p>
      <text:p text:style-name="Standard"><text:soft-page-break/></text:p>
      <text:p text:style-name="Standard"><text:tab/>8.biggest of three number using macro.</text:p>
      <text:p text:style-name="Standard"><text:tab/>9.Difference between macro and function(adv/disadv of 1 over other).</text:p>
      <text:p text:style-name="Standard"><text:tab/>10.Free given node in a linked list(only one address known).</text:p>
      <text:p text:style-name="Standard"><text:tab/>11.swap n bit starting at pth position to qth position of source number to <text:tab/><text:tab/><text:tab/>destination number at the same position.</text:p>
      <text:p text:style-name="Standard"><text:tab/>12.setbit.</text:p>
      <text:p text:style-name="Standard"><text:tab/>13.swap a number using bitwise and arithmetic operator(without taking <text:tab/><text:tab/><text:tab/>extra variable).</text:p>
      <text:p text:style-name="Standard"><text:tab/>14.Difference between :</text:p>
      <text:p text:style-name="Standard"><text:tab/><text:tab/>const char *;</text:p>
      <text:p text:style-name="Standard"><text:tab/><text:tab/>char *const;</text:p>
      <text:p text:style-name="Standard"><text:tab/><text:tab/>const *char;</text:p>
      <text:p text:style-name="Standard"><text:tab/><text:tab/>char const *;</text:p>
      <text:p text:style-name="Standard"><text:tab/><text:tab/>const char *const *;</text:p>
      <text:p text:style-name="Standard"><text:tab/></text:p>
      <text:p text:style-name="Standard">Bhagavan:</text:p>
      <text:p text:style-name="Standard"/>
      <text:p text:style-name="P9"/>
      <text:p text:style-name="P9"/>
      <text:p text:style-name="P2">1. what is the difference between static and dynamic library?</text:p>
      <text:p text:style-name="P2"/>
      <text:p text:style-name="P2">2. what is the difference between malloc and calloc ?</text:p>
      <text:p text:style-name="P2"/>
      <text:p text:style-name="P2">3. explain about memory layout ?</text:p>
      <text:p text:style-name="P2"/>
      <text:p text:style-name="P2">4. if u have a link list's any node's data D1 and one other data D2 , if D1 &gt; D2, then put a node with value D2 after D1 otherwise put a node with value D2 before D1 and you don't have the head of link list.</text:p>
      <text:p text:style-name="P2"/>
      <text:p text:style-name="P2">5. if char *p = "Hello";</text:p>
      <text:p text:style-name="P2"><text:s text:c="8"/>p++;</text:p>
      <text:p text:style-name="P2"><text:s text:c="8"/>printf("%s\n",p);</text:p>
      <text:p text:style-name="P2"/>
      <text:p text:style-name="P2"><text:s text:c="8"/>what is will print?</text:p>
      <text:p text:style-name="P2"/>
      <text:p text:style-name="P2">6. how will you pass command line argument in GDB?</text:p>
      <text:p text:style-name="P2"/>
      <text:p text:style-name="P2">7. if executable file is executing, how will you debug it, without stoping it?</text:p>
      <text:p text:style-name="P2"/>
      <text:p text:style-name="P2">8. what is the specific use of BSS data segment?</text:p>
      <text:p text:style-name="P2"/>
      <text:p text:style-name="P2">9. implement the strstr function?</text:p>
      <text:p text:style-name="P2"/>
      <text:p text:style-name="P2">10. tell about SDLC ?</text:p>
      <text:p text:style-name="P2"/>
      <text:p text:style-name="P2"><text:soft-page-break/>11. how will you make and use shared library in your program with the help of makefile?</text:p>
      <text:p text:style-name="P2"/>
      <text:p text:style-name="P3">12. what is the difference between structure and union?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ukesh ojha</meta:initial-creator>
    <meta:creation-date>2013-05-18T12:31:25</meta:creation-date>
    <dc:date>2013-06-10T10:46:09</dc:date>
    <meta:editing-duration>PT01H14M33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4" meta:paragraph-count="103" meta:word-count="756" meta:character-count="4225"/>
  </office:meta>
</office:document-meta>
</file>